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ff6600" style:diagonal-bl-tr="none" style:diagonal-tl-br="none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float" office:value="2">
            <text:p>2.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/>
          <table:table-cell table:number-columns-repeated="2" table:style-name="ce1" office:value-type="float" office:value="2">
            <text:p>2.0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>
            <text:p>3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>
            <draw:control table:end-cell-address="Sheet1.C18" table:end-x="0.0213in" table:end-y="0.1303in" draw:z-index="0" draw:text-style-name="P1" svg:width="0.9516in" svg:height="0.3346in" svg:x="0.8472in" svg:y="0.1299in" draw:control="control1"/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US">
      <number:number number:decimal-places="0" number:min-integer-digits="1" number:grouping="true"/>
      <number:text> </number:text>
    </number:number-style>
    <number:number-style style:name="N5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style:text-properties fo:color="#000000"/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2" number:min-integer-digits="1" number:grouping="true"/>
      <number:text> </number:text>
    </number:number-style>
    <number:number-style style:name="N5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7P0"/>
    </number:number-style>
    <number:number-style style:name="N5118P0" style:volatile="true" number:language="en" number:country="US">
      <number:number number:decimal-places="2" number:min-integer-digits="1" number:grouping="true"/>
      <number:text> </number:text>
    </number:number-style>
    <number:number-style style:name="N5118" number:language="en" number:country="US">
      <style:text-properties fo:color="#000000"/>
      <number:text>(</number:text>
      <number:number number:decimal-places="2" number:min-integer-digits="1" number:grouping="true"/>
      <number:text>)</number:text>
      <style:map style:condition="value()&gt;=0" style:apply-style-name="N511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2">09/22/2005</text:date>, <text:time>19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9-22T19:32:49</meta:creation-date>
    <dc:date>2005-09-22T19:39:00</dc:date>
    <dc:language>en-US</dc:language>
    <meta:editing-cycles>6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table-count="3" meta:cell-count="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   Range("A1:A3").Select
    Selection.Copy
    Range("E2:E4").Select
    MsgBox ("PasteSelection works ")
	Selection.PasteSpecial(2 ,0, False,False)
    MsgBox ("PasteSelection works Again")
    r = Range("D2:D4")
    r.select	
	r.PasteSpecial(xlPasteAllExceptBorders ,xlPasteSpecialOperationAdd, False,False)    

    MsgBox("Does not work")
    Selection.PasteSpecial(xlPasteAllExceptBorders ,xlPasteSpecialOperationAdd, False,False)

'    Selection.PasteSpecial Paste:=xlPasteAllExceptBorders, Operation:=xlPasteSpecialOperationAdd, SkipBlanks:=False _
 '       , Transpose:=False
        
'    Selection.PasteSpecial Paste:=1, Operation:=2, SkipBlanks:=False ,Transpose:=False
 '       MsgBox ("Jayant Done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